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fter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fter.After( long pollingPeriod , long delayMillis , VerificationMode verificationM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fter.copySelfWithNewVerificationMode( VerificationMode verificationM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fter.After( VerificationOverTimeImpl verificationOverTi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fter.After( long delayMillis , VerificationMode verificationM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